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paragraph-properties fo:margin-top="0in" fo:margin-bottom="0.1965in"/>
    </style:style>
    <style:style style:name="P4" style:family="paragraph" style:parent-style-name="Text_20_body" style:list-style-name="L1"/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 style:list-style-name="L1">
      <style:text-properties fo:font-weight="bold" style:font-weight-asian="bold" style:font-weight-complex="bold"/>
    </style:style>
    <style:style style:name="P7" style:family="paragraph" style:parent-style-name="Text_20_body" style:list-style-name="L2"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Capstone Project 1 - In Depth Machine Learning Analysis</text:h>
      <text:p text:style-name="Text_20_body"/>
      <text:p text:style-name="P5">Overall Approach</text:p>
      <text:p text:style-name="Text_20_body">Machine learning algorithms were employed in order to produce a more balanced sample set and predictions. <text:s/></text:p>
      <text:list xml:id="list982165737203084634" text:style-name="L1">
        <text:list-item>
          <text:p text:style-name="P4"><text:span text:style-name="T1">Preprocess and Fitting Model to the data: <text:s/></text:span>The full data set had a drastically higher number of automobiles not in accidents compared to those in accidents. <text:s/>Adjustments in what was sampled was in order for the model to work without being biased due to this. <text:s/>There was a random sample taken from the total automobiles not in accidents to match the sample size of each color of automobiles in accidents, which lead to a balanced overall sample set.</text:p>
        </text:list-item>
        <text:list-item>
          <text:p text:style-name="P6">Evaluate the Model:<text:span text:style-name="T2"> <text:s/>Scikit learn was employed to build models with the given data. <text:s/>Logistic Regression and Decision Tree methods were used. <text:s/>Logistic Regression is used as the predictive analysis which looks to explain the relationship between the color of an automobile and likelihood to be in an accident. <text:s/>The Decision Tree is used to place a predicted value for each color of automobile.</text:span></text:p>
        </text:list-item>
      </text:list>
      <text:p text:style-name="P5">Regression</text:p>
      <text:p text:style-name="P8">The sampling was adjusted to only include a total of 34,796 automobiles in accidents, and 34,796 automobiles not in accidents. <text:s/>75% of the data was being used for the model training and 25% used for model testing. <text:s/>When running a logistic regression matrix, the resulting array came in with approximately a 77% accuracy rating. <text:s text:c="3"/></text:p>
      <text:p text:style-name="P2">array([[8396, <text:s/>170],</text:p>
      <text:p text:style-name="P3"><text:s text:c="7"/>[3815, 5017]])</text:p>
      <text:p text:style-name="P5"/>
      <text:p text:style-name="P5">Classification</text:p>
      <text:p text:style-name="P5"/>
      <text:p text:style-name="P5">Confusion Matrix Plots</text:p>
      <text:p text:style-name="P5"><text:span text:style-name="T2"/></text:p>
      <text:p text:style-name="P5">Conclusion</text:p>
      <text:p text:style-name="P5"/>
      <text:p text:style-name="P5"/>
      <text:p text:style-name="P5">Future Work</text:p>
      <text:list xml:id="list404758307306984429" text:style-name="L2">
        <text:list-item>
          <text:p text:style-name="P7"><text:span text:style-name="T2">Can accidents be predicted based on the day of the week? <text:s/>What about weekdays vs. weekends?</text:span></text:p>
        </text:list-item>
        <text:list-item>
          <text:p text:style-name="P7"><text:span text:style-name="T2">Can conclusions be made that driving a certain color car on a certain day of the week is more likely to get in an accident?</text:span></text:p>
        </text:list-item>
      </text:list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278in" fo:margin-bottom="0.0835in" fo:keep-together="always" fo:keep-with-next="always"/>
      <style:text-properties fo:font-size="20pt" style:font-size-asian="20pt" style:font-size-complex="2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1:22:26</meta:creation-date>
    <dc:date>2020-02-17T13:16:06</dc:date>
    <meta:editing-duration>P3DT1H38M26S</meta:editing-duration>
    <meta:editing-cycles>2</meta:editing-cycles>
    <meta:generator>OpenOffice.org/3.4$Unix OpenOffice.org_project/340m1$Build-9590</meta:generator>
    <meta:document-statistic meta:table-count="0" meta:image-count="0" meta:object-count="0" meta:page-count="1" meta:paragraph-count="15" meta:word-count="280" meta:character-count="1680"/>
  </office:meta>
</office:document-meta>
</file>